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868cm" table:align="left"/>
    </style:style>
    <style:style style:name="Table1.A" style:family="table-column">
      <style:table-column-properties style:column-width="4.343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355cm"/>
    </style:style>
    <style:style style:name="Table1.F" style:family="table-column">
      <style:table-column-properties style:column-width="2.6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C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2" style:family="paragraph" style:parent-style-name="Standard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left="-0.025cm" fo:margin-right="2.54cm" fo:margin-top="0cm" fo:margin-bottom="0.406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0pt" style:font-size-asian="10pt" style:font-size-complex="10pt"/>
    </style:style>
    <style:style style:name="P4" style:family="paragraph" style:parent-style-name="Standard">
      <style:paragraph-properties fo:margin-left="-0.025cm" fo:margin-right="2.54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2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6" style:family="paragraph" style:parent-style-name="Table_20_Heading">
      <style:text-properties style:font-name="Times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11" style:family="paragraph" style:parent-style-name="Standard">
      <style:paragraph-properties fo:margin-left="2.49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2" style:family="paragraph" style:parent-style-name="Standard" style:master-page-name="">
      <style:paragraph-properties fo:margin-left="2.499cm" fo:margin-right="2.54cm" fo:text-align="justify" style:justify-single-word="false" fo:text-indent="0cm" style:auto-text-indent="false" style:page-number="auto"/>
      <style:text-properties style:font-name="Times" fo:font-size="10pt" style:font-size-asian="10pt" style:font-size-complex="10pt"/>
    </style:style>
    <style:style style:name="P13" style:family="paragraph" style:parent-style-name="Standard">
      <style:paragraph-properties fo:margin-left="3.752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14" style:family="paragraph" style:parent-style-name="Standard">
      <style:paragraph-properties fo:margin-left="3.752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5" style:family="paragraph" style:parent-style-name="Standard">
      <style:paragraph-properties fo:margin-left="2.524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6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8" style:family="paragraph" style:parent-style-name="Standard">
      <style:paragraph-properties fo:margin-left="2.549cm" fo:margin-right="2.54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19" style:family="paragraph" style:parent-style-name="Standard">
      <style:paragraph-properties fo:margin-left="2.549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1" style:family="paragraph" style:parent-style-name="Standard">
      <style:paragraph-properties fo:margin-left="0.513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2" style:family="paragraph" style:parent-style-name="Standard">
      <style:paragraph-properties fo:margin-left="1.753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imes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1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5" style:family="paragraph" style:parent-style-name="Standard" style:list-style-name="L1">
      <style:paragraph-properties fo:margin-left="-0.025cm" fo:margin-right="2.54cm" fo:margin-top="0cm" fo:margin-bottom="0.406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6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7" style:family="paragraph" style:parent-style-name="Standard" style:list-style-name="L4">
      <style:paragraph-properties fo:margin-left="1.251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8" style:family="paragraph" style:parent-style-name="Standard" style:list-style-name="L5">
      <style:paragraph-properties fo:margin-left="0.7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9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30" style:family="paragraph" style:parent-style-name="Standard">
      <style:paragraph-properties fo:margin-left="1.17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" fo:font-size="10pt" fo:font-style="normal" style:font-style-asian="normal" style:font-style-complex="normal"/>
    </style:style>
    <style:style style:name="T5" style:family="text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Bitstream Vera Sans Mono1" fo:font-size="8pt" style:font-size-asian="8pt" style:font-size-complex="8pt"/>
    </style:style>
    <style:style style:name="T10" style:family="text">
      <style:text-properties style:font-name="Bitstream Vera Sans Mono1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Bitstream Vera Sans Mono1" fo:font-size="8pt" fo:font-weight="normal" style:font-size-asian="8pt" style:font-weight-asian="normal" style:font-size-complex="8pt" style:font-weight-complex="normal"/>
    </style:style>
    <style:style style:name="T12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0000" fo:font-size="8pt" style:font-size-asian="8pt" style:font-size-complex="8pt"/>
    </style:style>
    <style:style style:name="T14" style:family="text">
      <style:text-properties fo:color="#ff0000" style:font-name="Times" fo:font-size="10pt"/>
    </style:style>
    <style:style style:name="T15" style:family="text">
      <style:text-properties fo:color="#ff0000" style:font-name="Times" fo:font-size="10pt" fo:font-style="normal" style:font-style-asian="normal" style:font-style-complex="normal"/>
    </style:style>
    <style:style style:name="T16" style:family="text">
      <style:text-properties fo:color="#ff0000" style:font-name="Bitstream Vera Sans Mono1" fo:font-size="8pt" style:font-size-asian="8pt" style:font-size-complex="8pt"/>
    </style:style>
    <style:style style:name="T17" style:family="text">
      <style:text-properties fo:color="#ff0000" style:font-name="Bitstream Vera Sans Mono1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ff0000" style:text-line-through-style="solid" style:font-name="Bitstream Vera Sans Mono1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ff0000" fo:font-weight="bold" style:font-size-asian="8pt" style:font-weight-asian="bold" style:font-size-complex="8pt" style:font-weight-complex="bold"/>
    </style:style>
    <style:style style:name="T20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21" style:family="text">
      <style:text-properties style:text-line-through-style="solid" style:font-name="Bitstream Vera Sans Mono1" fo:font-size="8pt" fo:font-weight="bold" style:font-size-asian="8pt" style:font-weight-asian="bold" style:font-size-complex="8pt" style:font-weight-complex="bold"/>
    </style:style>
    <style:style style:name="T22" style:family="text">
      <style:text-properties style:text-line-through-style="solid" style:font-name="Bitstream Vera Sans Mono1" fo:font-size="8pt" style:font-size-asian="8pt" style:font-size-complex="8pt"/>
    </style:style>
    <style:style style:name="T23" style:family="text">
      <style:text-properties fo:color="#000000" style:text-line-through-style="solid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000000" style:font-name="Times" fo:font-size="10pt"/>
    </style:style>
    <style:style style:name="T25" style:family="text">
      <style:text-properties style:use-window-font-color="true" style:font-name="Times" fo:font-size="10pt"/>
    </style:style>
    <style:style style:name="T26" style:family="text">
      <style:text-properties style:use-window-font-color="true" style:text-line-through-style="none" style:font-name="Bitstream Vera Sans Mono1" fo:font-size="8pt" fo:font-weight="bold" style:font-size-asian="8pt" style:font-weight-asian="bold" style:font-size-complex="8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line-through-style="none" style:font-name="Bitstream Vera Sans Mono1" fo:font-size="8pt" fo:font-weight="bold" style:font-size-asian="8pt" style:font-weight-asian="bold" style:font-size-complex="8pt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Nome: Guilherme Maciel Ferreira</text:span></text:span></text:p>
      <text:list xml:id="list697036304" text:style-name="L1">
        <text:list-item>
          <text:p text:style-name="P24"><text:span text:style-name="Source_20_Text"><text:span text:style-name="T4">Desenvolva uma função que recebe como argumentos 3 números e retorna o maior deles.<text:line-break/></text:span></text:span><text:span text:style-name="Source_20_Text"><text:span text:style-name="T15">Implementada no arquivo src/exercicio1.c</text:span></text:span><text:span text:style-name="Source_20_Text"><text:span text:style-name="T4"><text:line-break/></text:span></text:span></text:p>
        </text:list-item>
        <text:list-item>
          <text:p text:style-name="P25"><text:span text:style-name="Source_20_Text"><text:span text:style-name="T4">Desenvolva uma função que ordene um vetor de números do maior pro menor, a função deve receber como argumentos o vetor de números e seu tamanho.</text:span></text:span></text:p>
          <text:p text:style-name="P24"><text:span text:style-name="Source_20_Text"><text:span text:style-name="T15">Implementada no arquivo src/exercicio2.c usando quicksort.</text:span></text:span></text:p>
        </text:list-item>
        <text:list-item>
          <text:p text:style-name="P25">Implemente a seguinte máquina de estados, ela representa um protocolo de conexão entre 2 equipamentos (mestre/escravo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Estado/Evento/Proximo estado</text:p>
            </table:table-cell>
            <table:table-cell table:style-name="Table1.A1" office:value-type="string">
              <text:p text:style-name="P7">Interface nok</text:p>
            </table:table-cell>
            <table:table-cell table:style-name="Table1.A1" office:value-type="string">
              <text:p text:style-name="P7">Interface ok</text:p>
            </table:table-cell>
            <table:table-cell table:style-name="Table1.A1" office:value-type="string">
              <text:p text:style-name="P7">Pacote ok recebido</text:p>
            </table:table-cell>
            <table:table-cell table:style-name="Table1.A1" office:value-type="string">
              <text:p text:style-name="P7">Pacote nok recebido</text:p>
            </table:table-cell>
            <table:table-cell table:style-name="Table1.F1" office:value-type="string">
              <text:p text:style-name="P7">Não recebeu resposta</text:p>
            </table:table-cell>
          </table:table-row>
        </table:table-header-rows>
        <table:table-row>
          <table:table-cell table:style-name="Table1.A2" office:value-type="string">
            <text:p text:style-name="P9">1- Link Down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1">
            <text:p text:style-name="P10">1</text:p>
          </table:table-cell>
          <table:table-cell table:style-name="Table1.F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9">2 - Enviando Start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8">3 - Start recebido envia Configuração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9">4 - Link OK – manda keepalive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</table:table>
      <text:p text:style-name="P21">Devem ser implementada 1 função que recebe o estado atual e o evento associado, deverá retornar o próximo estado e realizar as chamadas a funções que realizam as ações referentes a cada estado.<text:line-break/><text:span text:style-name="Source_20_Text"><text:span text:style-name="T15">Implementada no arquivo src/exercicio3.c usando duas abordagens distintas, lógica (if...else) e outra usando tabelas. É notável a diferença de legibilidade.</text:span></text:span></text:p>
      <text:list xml:id="list866490510" text:continue-numbering="true" text:style-name="L1">
        <text:list-item>
          <text:p text:style-name="P25"><text:span text:style-name="Source_20_Text"><text:span text:style-name="T3">Desenvolva um conjunto de funções simples que deve ser capaz de criar uma lista de elementos</text:span></text:span> onde necessariamente devo ter as seguintes funções:</text:p>
          <text:p text:style-name="P25">- list_add (elemento): adiciona elemento na lista;</text:p>
          <text:p text:style-name="P25">- list_del (elemento): retira elemento da lista;</text:p>
          <text:p text:style-name="P25">- list_search (elemento): busca por elemento na lista retornando uma cópia do mesmo;</text:p>
          <text:p text:style-name="P25">Cada elemento deve ter a seu indicador que será utilizado para que a função list_search identifique o mesmo e um vetor de 20 caracteres;</text:p>
        </text:list-item>
      </text:list>
      <text:p text:style-name="P2"/>
      <text:p text:style-name="P4"><text:span text:style-name="Source_20_Text"><text:span text:style-name="T5">Nome:</text:span></text:span></text:p>
      <text:p text:style-name="P5"><text:span text:style-name="Source_20_Text"><text:span text:style-name="T3"/></text:span></text:p>
      <text:list xml:id="list526827219" text:style-name="L2">
        <text:list-item>
          <text:p text:style-name="P23"><text:s/>O segundo grupo de testes apresenta programas que possivelmente possuem problemas e esses devem ser apontados e comentados pelo candidato, o que poderia acontecer e em que situação. Entenda se como problema, não só BUGs, mas código mal estruturado, confuso,.. sugestões de melhoria sempre são bem vindas.</text:p>
        </text:list-item>
      </text:list>
      <text:p text:style-name="P1"/>
      <text:list xml:id="list1853933844" text:style-name="L3">
        <text:list-item>
          <text:p text:style-name="P26">O programa a seguir deve receber um pacote de dados, alterar o número de sequencia e o timestamp do mesmo e devolver um ponteiro para o pacote alterado para a função chamadora. Observar que a função deve duplicar o pacote recebido retornando uma cópia do mesmo.</text:p>
          <text:p text:style-name="P26"/>
        </text:list-item>
      </text:list>
      <text:p text:style-name="P12"><text:span text:style-name="Source_20_Text"><text:span text:style-name="T13">// a declaração da estrutura sem typedef não permite declarar </text:span></text:span></text:p>
      <text:p text:style-name="P11"><text:span text:style-name="Source_20_Text"><text:span text:style-name="T13">// as variáveis simlesmente colocando “rtp_packet”. Necessita</text:span></text:span></text:p>
      <text:p text:style-name="P11"><text:span text:style-name="Source_20_Text"><text:span text:style-name="T13">// um typedef.</text:span></text:span></text:p>
      <text:p text:style-name="P11"><text:span text:style-name="Source_20_Text"><text:span text:style-name="T12">typedef</text:span></text:span><text:span text:style-name="Source_20_Text"><text:span text:style-name="T7"> struct </text:span></text:span><text:span text:style-name="Source_20_Text"><text:span text:style-name="T20">rtp_packet</text:span></text:span><text:span text:style-name="Source_20_Text"><text:span text:style-name="T7"> {</text:span></text:span></text:p>
      <text:p text:style-name="P11"><text:span text:style-name="Source_20_Text"><text:span text:style-name="T7"><text:s text:c="2"/>int version:2;</text:span></text:span></text:p>
      <text:p text:style-name="P11"><text:span text:style-name="Source_20_Text"><text:span text:style-name="T7"><text:s text:c="2"/>int padding:1;</text:span></text:span></text:p>
      <text:p text:style-name="P11"><text:span text:style-name="Source_20_Text"><text:span text:style-name="T7"><text:s text:c="2"/>int extension:1;</text:span></text:span></text:p>
      <text:p text:style-name="P11"><text:span text:style-name="Source_20_Text"><text:span text:style-name="T7"><text:s text:c="2"/>int ccount:4;</text:span></text:span></text:p>
      <text:p text:style-name="P11"><text:span text:style-name="Source_20_Text"><text:span text:style-name="T7"><text:s text:c="2"/>int marker:1;</text:span></text:span></text:p>
      <text:p text:style-name="P11"><text:span text:style-name="Source_20_Text"><text:span text:style-name="T7"><text:s text:c="2"/>int payloadtype:7;</text:span></text:span></text:p>
      <text:p text:style-name="P11"><text:span text:style-name="Source_20_Text"><text:span text:style-name="T7"><text:s text:c="2"/>int sequence:16;</text:span></text:span></text:p>
      <text:p text:style-name="P11"><text:span text:style-name="Source_20_Text"><text:span text:style-name="T7"><text:s text:c="2"/>int ssrc;</text:span></text:span></text:p>
      <text:p text:style-name="P11"><text:span text:style-name="Source_20_Text"><text:span text:style-name="T7"><text:s text:c="2"/>int timestamp;</text:span></text:span></text:p>
      <text:p text:style-name="P11"><text:span text:style-name="Source_20_Text"><text:span text:style-name="T7"><text:s text:c="2"/>int payload_length;</text:span></text:span></text:p>
      <text:p text:style-name="P11"><text:span text:style-name="Source_20_Text"><text:span text:style-name="T7"><text:s text:c="2"/>char *payload;</text:span></text:span></text:p>
      <text:p text:style-name="P11"><text:span text:style-name="Source_20_Text"><text:span text:style-name="T7">} </text:span></text:span><text:span text:style-name="Source_20_Text"><text:span text:style-name="T12">rtp_packet</text:span></text:span><text:span text:style-name="Source_20_Text"><text:span text:style-name="T7">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3">// uma assinatura do tipo funcao(void *entrada, void *saida) deixaria</text:span></text:span></text:p>
      <text:p text:style-name="P11"><text:span text:style-name="Source_20_Text"><text:span text:style-name="T13">// claro que ambos os ponteiros devem ser enviados já alocados, isso</text:span></text:span></text:p>
      <text:p text:style-name="P11"><text:span text:style-name="Source_20_Text"><text:span text:style-name="T13">// exime esta função de ter que gerenciar alocação e desalocação</text:span></text:span></text:p>
      <text:p text:style-name="P11"><text:span text:style-name="Source_20_Text"><text:span text:style-name="T13">// de memória internamente, evitando vazamentos de memória.</text:span></text:span></text:p>
      <text:p text:style-name="P11"><text:span text:style-name="Source_20_Text"><text:span text:style-name="T13">// Do jeito que está no momento, não é possível saber se o ponteiro</text:span></text:span></text:p>
      <text:p text:style-name="P11"><text:span text:style-name="Source_20_Text"><text:span text:style-name="T13">// que envio será válido após o término da função, ou quando posso </text:span></text:span></text:p>
      <text:p text:style-name="P11"><text:span text:style-name="Source_20_Text"><text:span text:style-name="T13">// liberar o ponteiro retornado por essa função. Resumindo, o escopo </text:span></text:span></text:p>
      <text:p text:style-name="P11"><text:span text:style-name="Source_20_Text"><text:span text:style-name="T13">// desses ponteiros está bagunçado!</text:span></text:span></text:p>
      <text:p text:style-name="P11"><text:span text:style-name="Source_20_Text"><text:span text:style-name="T7">void *create_packet(void *p)</text:span></text:span></text:p>
      <text:p text:style-name="P11"><text:span text:style-name="Source_20_Text"><text:span text:style-name="T7">{</text:span></text:span></text:p>
      <text:p text:style-name="P11"><text:span text:style-name="Source_20_Text"><text:span text:style-name="T7"><text:s text:c="2"/>rtp_packet *ptr;</text:span></text:span></text:p>
      <text:p text:style-name="P11"><text:span text:style-name="Source_20_Text"><text:span text:style-name="T13"><text:s text:c="2"/>// “copy_packet_ptr” seria um nome mais descritivo que “dummy”,</text:span></text:span></text:p>
      <text:p text:style-name="P11"><text:span text:style-name="Source_20_Text"><text:span text:style-name="T13"><text:s text:c="2"/>// uma vez que “dummy” não diz nada sobre o uso e valor da variável.</text:span></text:span></text:p>
      <text:p text:style-name="P11"><text:span text:style-name="Source_20_Text"><text:span text:style-name="T7"><text:s text:c="2"/>rtp_packet *dummy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3">// deveria abortar a função caso o pacote enviado fosse nulo, </text:span></text:span></text:p>
      <text:p text:style-name="P11"><text:span text:style-name="Source_20_Text"><text:span text:style-name="T13"><text:s text:c="2"/>// uma vez que todas as operações servem pra modificar e copiar</text:span></text:span></text:p>
      <text:p text:style-name="P11"><text:span text:style-name="Source_20_Text"><text:span text:style-name="T13"><text:s text:c="2"/>// o pacote recebido.</text:span></text:span></text:p>
      <text:p text:style-name="P11"><text:span text:style-name="Source_20_Text"><text:span text:style-name="T13"><text:s text:c="2"/>if (p == NULL)</text:span></text:span></text:p>
      <text:p text:style-name="P11"><text:span text:style-name="Source_20_Text"><text:span text:style-name="T13"><text:s text:c="4"/>return NULL;</text:span></text:span></text:p>
      <text:p text:style-name="P11"><text:span text:style-name="Source_20_Text"><text:span text:style-name="T7"><text:s text:c="2"/>ptr = (rtp_packet *) p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3">// deveria alocar espaço para a estrutura, não para um ponteiro</text:span></text:span></text:p>
      <text:p text:style-name="P11"><text:span text:style-name="Source_20_Text"><text:span text:style-name="T13"><text:s text:c="2"/>// para ela. O correto seria </text:span></text:span><text:span text:style-name="Source_20_Text"><text:span text:style-name="T12">sizeof(rtp_packet)</text:span></text:span></text:p>
      <text:p text:style-name="P11"><text:span text:style-name="Source_20_Text"><text:span text:style-name="T8"><text:s text:c="2"/>dummy = (rtp_packet *)malloc(</text:span></text:span><text:span text:style-name="Source_20_Text"><text:span text:style-name="T20">sizeof(</text:span></text:span><text:span text:style-name="Source_20_Text"><text:span text:style-name="T23">rtp_packet *</text:span></text:span><text:span text:style-name="Source_20_Text"><text:span text:style-name="T20">)</text:span></text:span><text:span text:style-name="Source_20_Text"><text:span text:style-name="T8">);</text:span></text:span></text:p>
      <text:p text:style-name="P11"><text:span text:style-name="Source_20_Text"><text:span text:style-name="T7"><text:s text:c="2"/>if (dummy == NULL) {</text:span></text:span></text:p>
      <text:p text:style-name="P11"><text:span text:style-name="Source_20_Text"><text:span text:style-name="T7"><text:s text:c="4"/>return NULL;</text:span></text:span></text:p>
      <text:p text:style-name="P11"><text:span text:style-name="Source_20_Text"><text:span text:style-name="T7"><text:s text:c="2"/>}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*dummy = *ptr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3"><text:s text:c="2"/>// não deveria desalocar “p” (via “ptr”), pois esta função não</text:span></text:span></text:p>
      <text:p text:style-name="P11"><text:span text:style-name="Source_20_Text"><text:span text:style-name="T13"><text:s text:c="2"/>// alocou essa estrutura. Caso a função chamadora desalocar</text:span></text:span></text:p>
      <text:p text:style-name="P11"><text:span text:style-name="Source_20_Text"><text:span text:style-name="T13"><text:s text:c="2"/>// novamente esse ponteiro, ocorrerá um erro de memória.</text:span></text:span></text:p>
      <text:p text:style-name="P11"><text:span text:style-name="Source_20_Text"><text:span text:style-name="T7"><text:s text:c="2"/></text:span></text:span><text:span text:style-name="Source_20_Text"><text:span text:style-name="T20">free(ptr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3"><text:s text:c="2"/>// “ptr” e “dummy” apontam para a mesma região de memória, </text:span></text:span></text:p>
      <text:p text:style-name="P11"><text:span text:style-name="Source_20_Text"><text:span text:style-name="T13"><text:s text:c="2"/>// assim, ao desalocar “dummy”, “ptr” torna-se inválido.</text:span></text:span></text:p>
      <text:p text:style-name="P11"><text:span text:style-name="Source_20_Text"><text:span text:style-name="T7"><text:s text:c="2"/>ptr = dummy;</text:span></text:span></text:p>
      <text:p text:style-name="P11"><text:span text:style-name="Source_20_Text"><text:span text:style-name="T7"><text:s text:c="2"/>free(dummy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3"><text:s text:c="2"/>// ambas as sentenças abaixo geram erros indefinidos, porque usam</text:span></text:span></text:p>
      <text:p text:style-name="P11"><text:span text:style-name="Source_20_Text"><text:span text:style-name="T13"><text:s text:c="2"/>// um ponteiro invalido</text:span></text:span></text:p>
      <text:p text:style-name="P11"><text:span text:style-name="Source_20_Text"><text:span text:style-name="T7"><text:s text:c="2"/>ptr-&gt;sequence ++;</text:span></text:span></text:p>
      <text:p text:style-name="P11"><text:span text:style-name="Source_20_Text"><text:span text:style-name="T7"><text:s text:c="2"/>ptr-&gt;timestamp += 160;</text:span></text:span></text:p>
      <text:p text:style-name="P11"><text:span text:style-name="Source_20_Text"><text:span text:style-name="T7"/></text:span></text:p>
      <text:p text:style-name="P11"><text:soft-page-break/><text:span text:style-name="Source_20_Text"><text:span text:style-name="T7"><text:s text:c="2"/></text:span></text:span><text:span text:style-name="Source_20_Text"><text:span text:style-name="T13">// retorna um ponteiro para um objeto desalocado?</text:span></text:span></text:p>
      <text:p text:style-name="P11"><text:span text:style-name="Source_20_Text"><text:span text:style-name="T7"><text:s text:c="2"/>return ptr;</text:span></text:span></text:p>
      <text:p text:style-name="P11"><text:span text:style-name="Source_20_Text"><text:span text:style-name="T7">}</text:span></text:span></text:p>
      <text:p text:style-name="P11"><text:span text:style-name="Source_20_Text"><text:span text:style-name="T7"/></text:span></text:p>
      <text:p text:style-name="P16"><text:span text:style-name="Source_20_Text"><text:span text:style-name="T7"><text:tab/></text:span></text:span></text:p>
      <text:p text:style-name="P16"><text:span text:style-name="Source_20_Text"><text:span text:style-name="T7"/></text:span></text:p>
      <text:p text:style-name="P13"><text:span text:style-name="Source_20_Text"><text:span text:style-name="T7"/></text:span></text:p>
      <text:list xml:id="list868490828" text:style-name="L4">
        <text:list-item>
          <text:p text:style-name="P27">Este programa exemplo deve inserir um cabeçalho de 12 caracteres em um pacote apontado por packet. <text:s/>Assume-se que a arquitetura é 32 bits e que length é o tamanho do pacote em bytes.</text:p>
        </text:list-item>
      </text:list>
      <text:p text:style-name="P14"><text:span text:style-name="Source_20_Text"><text:span text:style-name="T7"/></text:span></text:p>
      <text:p text:style-name="P15"><text:span text:style-name="Source_20_Text"><text:span text:style-name="T7">char *insert_header(int *packet, int *length)</text:span></text:span>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int i;</text:span></text:span></text:p>
      <text:p text:style-name="P15"><text:span text:style-name="Source_20_Text"><text:span text:style-name="T7"><text:s text:c="2"/>char header[12] = { 0x80, 0x52, 0x66, 0x61, 0x77, 0x52 }; </text:span></text:span></text:p>
      <text:p text:style-name="P15"><text:span text:style-name="Source_20_Text"><text:span text:style-name="T7"><text:s text:c="2"/>/* os outros 6 são 0 */</text:span></text:span></text:p>
      <text:p text:style-name="P15"><text:span text:style-name="Source_20_Text"><text:span text:style-name="T7"><text:s text:c="2"/></text:span></text:span></text:p>
      <text:p text:style-name="P15"><text:span text:style-name="Source_20_Text"><text:span text:style-name="T7"><text:s text:c="2"/>if (packet == NULL || length == NULL) {</text:span></text:span></text:p>
      <text:p text:style-name="P15"><text:span text:style-name="Source_20_Text"><text:span text:style-name="T7"><text:s text:c="5"/>return NULL;</text:span></text:span></text:p>
      <text:p text:style-name="P15"><text:span text:style-name="Source_20_Text"><text:span text:style-name="T7"><text:s text:c="2"/>}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*lenght; i++)</text:span></text:span></text:p>
      <text:p text:style-name="P15"><text:span text:style-name="Source_20_Text"><text:span text:style-name="T7"><text:s text:c="5"/>packet[i+3] = packet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12; i++)</text:span></text:span></text:p>
      <text:p text:style-name="P15"><text:span text:style-name="Source_20_Text"><text:span text:style-name="T7"><text:s text:c="5"/>packet[i] = header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*length += 12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return packet;</text:span></text:span></text:p>
      <text:p text:style-name="P15"><text:span text:style-name="Source_20_Text"><text:span text:style-name="T7">}</text:span></text:span></text:p>
      <text:p text:style-name="P15"><text:span text:style-name="Source_20_Text"><text:span text:style-name="T7"/></text:span></text:p>
      <text:p text:style-name="P20"><text:span text:style-name="Source_20_Text"><text:span text:style-name="T7"><text:tab/></text:span></text:span></text:p>
      <text:p text:style-name="P22">A <text:span text:style-name="T28">função</text:span><text:span text:style-name="T27"> a seguir</text:span> funciona? É reentrante? (Porque?) O que a função faz?</text:p>
      <text:p text:style-name="P14"><text:span text:style-name="Source_20_Text"><text:span text:style-name="T6"/></text:span></text:p>
      <text:p text:style-name="P17"><text:span text:style-name="Source_20_Text"><text:span text:style-name="T9">void removeEntry (int key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noPrev=1, noNext=1;</text:span></text:span></text:p>
      <text:p text:style-name="P17"><text:span text:style-name="Source_20_Text"><text:span text:style-name="T9"><text:s text:c="8"/>list_entry *entry;</text:span></text:span></text:p>
      <text:p text:style-name="P17"><text:span text:style-name="Source_20_Text"><text:span text:style-name="T9"><text:s text:c="8"/></text:span></text:span></text:p>
      <text:p text:style-name="P18"><text:span text:style-name="Source_20_Text"><text:span text:style-name="T9"><text:s text:c="8"/>for (entry = List_head; entry != NULL ; entry = entry-&gt;next) {</text:span></text:span></text:p>
      <text:p text:style-name="P18"><text:span text:style-name="Source_20_Text"><text:span text:style-name="T9"><text:s text:c="16"/>if</text:span></text:span><text:span text:style-name="Source_20_Text"><text:span text:style-name="T9">(entry-&gt;key != key)</text:span></text:span></text:p>
      <text:p text:style-name="P18"><text:span text:style-name="Source_20_Text"><text:span text:style-name="T9"><text:s text:c="24"/>break;</text:span></text:span></text:p>
      <text:p text:style-name="P18"><text:span text:style-name="Source_20_Text"><text:span text:style-name="T9"><text:s text:c="8"/>}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><text:s text:c="8"/>if (entry == NULL)</text:span></text:span></text:p>
      <text:p text:style-name="P18"><text:span text:style-name="Source_20_Text"><text:span text:style-name="T9"><text:s text:c="16"/>return;</text:span></text:span></text:p>
      <text:p text:style-name="P17"><text:span text:style-name="Source_20_Text"><text:span text:style-name="T9"><text:s text:c="149"/></text:span></text:span></text:p>
      <text:p text:style-name="P17"><text:span text:style-name="Source_20_Text"><text:span text:style-name="T9"><text:s text:c="8"/>if (entry-&gt;previous != NULL) {</text:span></text:span></text:p>
      <text:p text:style-name="P17"><text:span text:style-name="Source_20_Text"><text:span text:style-name="T9"><text:s text:c="16"/>entry-&gt;previous-&gt;next = entry-&gt;next;</text:span></text:span></text:p>
      <text:p text:style-name="P17"><text:span text:style-name="Source_20_Text"><text:span text:style-name="T9"><text:s text:c="16"/>noPrev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<text:s text:c="8"/>if (entry-&gt;next != NULL) {</text:span></text:span></text:p>
      <text:p text:style-name="P17"><text:span text:style-name="Source_20_Text"><text:span text:style-name="T9"><text:s text:c="16"/>entry-&gt;next-&gt;previous = entry-&gt;previous;</text:span></text:span></text:p>
      <text:p text:style-name="P17"><text:span text:style-name="Source_20_Text"><text:span text:style-name="T9"><text:s text:c="16"/>noNext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ree (entry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if ((noPrev) &amp;&amp; (noNext)) {</text:span></text:span></text:p>
      <text:p text:style-name="P17"><text:span text:style-name="Source_20_Text"><text:span text:style-name="T9"><text:s text:c="14"/>List_head = NULL;</text:span></text:span></text:p>
      <text:p text:style-name="P17"><text:span text:style-name="Source_20_Text"><text:span text:style-name="T9"><text:s text:c="8"/>} else if (noPrev) {</text:span></text:span></text:p>
      <text:p text:style-name="P17"><text:span text:style-name="Source_20_Text"><text:span text:style-name="T9"><text:s text:c="14"/></text:span></text:span><text:span text:style-name="Source_20_Text"><text:span text:style-name="T9">List_head </text:span></text:span><text:span text:style-name="Source_20_Text"><text:span text:style-name="T9">= entry-&gt;next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><text:s text:c="140"/></text:span></text:span></text:p>
      <text:p text:style-name="P16"><text:span text:style-name="Source_20_Text"><text:span text:style-name="T9"/></text:span></text:p>
      <text:p text:style-name="P16"><text:span text:style-name="Source_20_Text"><text:span text:style-name="T14">Qual a relação da primeira função com a segunda? Como estava escrito “a seguir”, assumi que estamos falando da segunda função (</text:span></text:span><text:span text:style-name="Source_20_Text"><text:span text:style-name="T16">removeEntry</text:span></text:span><text:span text:style-name="Source_20_Text"><text:span text:style-name="T14">).</text:span></text:span></text:p>
      <text:p text:style-name="P16"><text:span text:style-name="Source_20_Text"><text:span text:style-name="T14"/></text:span></text:p>
      <text:p text:style-name="P16"><text:span text:style-name="Source_20_Text"><text:span text:style-name="T25">A função a seguir funciona? </text:span></text:span></text:p>
      <text:p text:style-name="P16"><text:span text:style-name="Source_20_Text"><text:span text:style-name="T14">Aparentemente sim. Desde de que em um ambiente single thread sem interrupções.</text:span></text:span></text:p>
      <text:p text:style-name="P16"><text:span text:style-name="Source_20_Text"><text:span text:style-name="T24">É reentrante? (Porque?) </text:span></text:span></text:p>
      <text:p text:style-name="P16"><text:span text:style-name="Source_20_Text"><text:span text:style-name="T14">Não é reentrante nem thread-safe. Não é reentrante porque usa variável global (a lista), para ser reentrante uma função deve manipular apenas suas variáveis automáticas (variáveis com escopo limitado à função).</text:span></text:span></text:p>
      <text:p text:style-name="P16"><text:span text:style-name="Source_20_Text"><text:span text:style-name="T24">O que a função faz?</text:span></text:span></text:p>
      <text:p text:style-name="P16"><text:span text:style-name="Source_20_Text"><text:span text:style-name="T14">Remove um item de uma lista duplamente encadeada.</text:span></text:span></text:p>
      <text:p text:style-name="P13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list xml:id="list1427824917" text:style-name="L5">
        <text:list-item>
          <text:p text:style-name="P28">O código a seguir separa o conteúdo de string em grupos de 3 caracteres separados por vírgulas, este código funciona? Comente o funcionamento e proponha uma implementação mais simples e robusta para o problema.</text:p>
        </text:list-item>
      </text:list>
      <text:p text:style-name="P14"><text:span text:style-name="Source_20_Text"><text:span text:style-name="T2"/></text:span></text:p>
      <text:p text:style-name="P17"><text:span text:style-name="Source_20_Text"><text:span text:style-name="T9">void FormatOutput(char * String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<text:s text:c="4"/>x,c,d,i;</text:span></text:span></text:p>
      <text:p text:style-name="P17"><text:span text:style-name="Source_20_Text"><text:span text:style-name="T9"><text:s text:c="8"/>char <text:s text:c="3"/>Work[20]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x = strlen(String)-1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or (i=1,c=x+(x/3)+1,d=x; c&gt;0; --c,--d,++i)</text:span></text:span></text:p>
      <text:p text:style-name="P17"><text:span text:style-name="Source_20_Text"><text:span text:style-name="T9"><text:s text:c="8"/>{</text:span></text:span></text:p>
      <text:p text:style-name="P17"><text:span text:style-name="Source_20_Text"><text:span text:style-name="T9"><text:s text:c="16"/>if(i%4==0)</text:span></text:span></text:p>
      <text:p text:style-name="P17"><text:span text:style-name="Source_20_Text"><text:span text:style-name="T9"><text:s text:c="16"/>{</text:span></text:span></text:p>
      <text:p text:style-name="P17"><text:span text:style-name="Source_20_Text"><text:span text:style-name="T9"><text:s text:c="24"/>*(Work+(--c)) = ',';</text:span></text:span></text:p>
      <text:p text:style-name="P17"><text:span text:style-name="Source_20_Text"><text:span text:style-name="T9"><text:s text:c="24"/>i=1;</text:span></text:span></text:p>
      <text:p text:style-name="P17"><text:span text:style-name="Source_20_Text"><text:span text:style-name="T9"><text:s text:c="16"/>}</text:span></text:span></text:p>
      <text:p text:style-name="P17"><text:span text:style-name="Source_20_Text"><text:span text:style-name="T9"><text:s text:c="16"/>*(Work+(c-1)) = *(String+d)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Work[x+(x/3)+1] = '\0'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strcpy(String, Work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void main(int argc, char *argv[]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FormatOutput(argv[1]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printf("String format output=[ %s ]\n", argv[1]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9"><text:span text:style-name="Source_20_Text"><text:span text:style-name="T9"/></text:span></text:p>
      <text:list xml:id="list649743373" text:continue-numbering="true" text:style-name="L5">
        <text:list-item>
          <text:p text:style-name="P28">Abaixo seguem duas funções para manipulação de arquivos, o que poderia ser melhorado nelas?</text:p>
        </text:list-item>
      </text:list>
      <text:p text:style-name="P14"><text:span text:style-name="Source_20_Text"><text:span text:style-name="T2"/></text:span></text:p>
      <text:p text:style-name="P14"><text:span text:style-name="Source_20_Text"><text:span text:style-name="T9"/></text:span></text:p>
      <text:p text:style-name="P17"><text:span text:style-name="Source_20_Text"><text:span text:style-name="T16">/* funcao dedicada para ler tamanho do arquivo */</text:span></text:span></text:p>
      <text:p text:style-name="P17"><text:span text:style-name="Source_20_Text"><text:span text:style-name="T16">int file_size( char *file_path )</text:span></text:span></text:p>
      <text:p text:style-name="P17"><text:span text:style-name="Source_20_Text"><text:span text:style-name="T16">{</text:span></text:span></text:p>
      <text:p text:style-name="P17"><text:span text:style-name="Source_20_Text"><text:span text:style-name="T16"><text:tab/>struct stat file_info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// descobre seu tamanho</text:span></text:span></text:p>
      <text:p text:style-name="P17"><text:span text:style-name="Source_20_Text"><text:span text:style-name="T16"><text:tab/>stat(file_path,&amp;file_info);</text:span></text:span></text:p>
      <text:p text:style-name="P17"><text:span text:style-name="Source_20_Text"><text:span text:style-name="T16"><text:tab/>return file_info.st_size;</text:span></text:span></text:p>
      <text:p text:style-name="P17"><text:span text:style-name="Source_20_Text"><text:span text:style-name="T16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16">/********************************************************************/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unsigned char *file_read(</text:span></text:span></text:p>
      <text:p text:style-name="P17"><text:span text:style-name="Source_20_Text"><text:span text:style-name="Source_20_Text"><text:span text:style-name="T9"><text:tab/>char *file_path</text:span></text:span></text:span><text:span text:style-name="Source_20_Text"><text:span text:style-name="Source_20_Text"><text:span text:style-name="T21">, int *size</text:span></text:span></text:span><text:span text:style-name="Source_20_Text"><text:span text:style-name="Source_20_Text"><text:span text:style-name="T16">, </text:span></text:span></text:span><text:span text:style-name="Source_20_Text"><text:span text:style-name="T17">unsigned char *buf, int size</text:span></text:span><text:span text:style-name="Source_20_Text"><text:span text:style-name="T11">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;</text:span></text:span></text:p>
      <text:p text:style-name="P17"><text:span text:style-name="Source_20_Text"><text:span text:style-name="T9"><text:tab/></text:span></text:span><text:span text:style-name="Source_20_Text"><text:span text:style-name="T21">unsigned char *buf;</text:span></text:span></text:p>
      <text:p text:style-name="P17"><text:span text:style-name="Source_20_Text"><text:span text:style-name="T9"><text:tab/></text:span></text:span><text:span text:style-name="Source_20_Text"><text:span text:style-name="T21">struct stat file_info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abre o arquivo</text:span></text:span></text:p>
      <text:p text:style-name="P17"><text:span text:style-name="Source_20_Text"><text:span text:style-name="T9"><text:tab/>if ((fd = open(file_path,O_RDONLY)) &lt; 0) {</text:span></text:span></text:p>
      <text:p text:style-name="P17"><text:span text:style-name="Source_20_Text"><text:span text:style-name="T9"><text:tab/><text:tab/>return NULL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</text:span></text:span><text:span text:style-name="Source_20_Text"><text:span text:style-name="T16">/* não aloca o buffer dentro da função, mas sim </text:span></text:span></text:p>
      <text:p text:style-name="P17"><text:span text:style-name="Source_20_Text"><text:span text:style-name="T16"><text:tab/> <text:s text:c="2"/>recebe um buffer já alocado, mantendo no mesmo </text:span></text:span></text:p>
      <text:p text:style-name="P17"><text:span text:style-name="Source_20_Text"><text:span text:style-name="T16"><text:tab/> <text:s text:c="2"/>escopo o malloc() e o free() */</text:span></text:span></text:p>
      <text:p text:style-name="P17"><text:span text:style-name="Source_20_Text"><text:span text:style-name="T29"><text:tab/></text:span></text:span><text:span text:style-name="Source_20_Text"><text:span text:style-name="T21">// descobre seu tamanho, e aloca buffer com tamanho exato</text:span></text:span></text:p>
      <text:p text:style-name="P17"><text:span text:style-name="Source_20_Text"><text:span text:style-name="T29"><text:tab/></text:span></text:span><text:span text:style-name="Source_20_Text"><text:span text:style-name="T21">stat(file_path,&amp;file_info);</text:span></text:span></text:p>
      <text:p text:style-name="P17"><text:span text:style-name="Source_20_Text"><text:span text:style-name="T29"><text:tab/></text:span></text:span><text:span text:style-name="Source_20_Text"><text:span text:style-name="T21">*size = file_info.st_size;</text:span></text:span></text:p>
      <text:p text:style-name="P17"><text:span text:style-name="Source_20_Text"><text:span text:style-name="T26"><text:tab/></text:span></text:span><text:span text:style-name="Source_20_Text"><text:span text:style-name="T21">buf = malloc(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// le todo o arquivo, gravando conteudo no buffer</text:span></text:span></text:p>
      <text:p text:style-name="P17"><text:span text:style-name="Source_20_Text"><text:span text:style-name="T9"><text:tab/>read(fd,buf</text:span></text:span><text:span text:style-name="Source_20_Text"><text:span text:style-name="T21">,*size</text:span></text:span><text:span text:style-name="Source_20_Text"><text:span text:style-name="T17">,size</text:span></text:span><text:span text:style-name="Source_20_Text"><text:span text:style-name="T9">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close(fd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buf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********************************************************************/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int file_write( char *file_path, unsigned char *buf, int size )</text:span></text:span></text:p>
      <text:p text:style-name="P17"><text:span text:style-name="Source_20_Text"><text:span text:style-name="T16">{</text:span></text:span></text:p>
      <text:p text:style-name="P17"><text:span text:style-name="Source_20_Text"><text:span text:style-name="T16"><text:tab/>int fd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if ((fd = open(file_path,O_RDWR|O_CREAT) &lt; 0) {</text:span></text:span></text:p>
      <text:p text:style-name="P17"><text:span text:style-name="Source_20_Text"><text:span text:style-name="T16"><text:tab/><text:tab/>return -1;</text:span></text:span></text:p>
      <text:p text:style-name="P17"><text:span text:style-name="Source_20_Text"><text:span text:style-name="T16"><text:tab/>}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write(fd,buf,size)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close(fd)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return 0;</text:span></text:span></text:p>
      <text:p text:style-name="P17"><text:span text:style-name="Source_20_Text"><text:span text:style-name="T16">}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/********************************************************************/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int file_copy(char *source_path, char *dest_path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</text:span></text:span><text:span text:style-name="Source_20_Text"><text:span text:style-name="T21">int fd_dest;</text:span></text:span></text:p>
      <text:p text:style-name="P17"><text:span text:style-name="Source_20_Text"><text:span text:style-name="T9"><text:tab/>int size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unlink(dest_path); 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</text:span></text:span><text:span text:style-name="Source_20_Text"><text:span text:style-name="T16">/* agora o malloc() e o free() do “buf” estão no mesmo escopo,</text:span></text:span></text:p>
      <text:p text:style-name="P17"><text:span text:style-name="Source_20_Text"><text:span text:style-name="T16"><text:tab/> <text:s/>quem ler o código não precisa ficar vasculhando pra</text:span></text:span></text:p>
      <text:p text:style-name="P17"><text:span text:style-name="Source_20_Text"><text:span text:style-name="T16"><text:tab/> <text:s/>descobrir onde é alocado o buf */</text:span></text:span></text:p>
      <text:p text:style-name="P17"><text:span text:style-name="Source_20_Text"><text:span text:style-name="T17"><text:tab/></text:span></text:span><text:span text:style-name="Source_20_Text"><text:span text:style-name="T17">size = file_size( source_path );</text:span></text:span></text:p>
      <text:p text:style-name="P17"><text:span text:style-name="Source_20_Text"><text:span text:style-name="T17"><text:tab/>buf = malloc(size);</text:span></text:span></text:p>
      <text:p text:style-name="P17"><text:soft-page-break/><text:span text:style-name="Source_20_Text"><text:span text:style-name="T9"/></text:span></text:p>
      <text:p text:style-name="P17"><text:span text:style-name="Source_20_Text"><text:span text:style-name="T9"><text:tab/>if (( buf = file_read(source_path</text:span></text:span><text:span text:style-name="Source_20_Text"><text:span text:style-name="T21">,&amp;size</text:span></text:span><text:span text:style-name="Source_20_Text"><text:span text:style-name="T17">,buf</text:span></text:span><text:span text:style-name="Source_20_Text"><text:span text:style-name="T9">) ) == NULL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</text:span></text:span><text:span text:style-name="Source_20_Text"><text:span text:style-name="T16">/* coloca o código de escrita em uma função, deixando o código</text:span></text:span></text:p>
      <text:p text:style-name="P17"><text:span text:style-name="Source_20_Text"><text:span text:style-name="T16"><text:tab/> <text:s text:c="2"/>mais limpo e fornecendo uma função oposta ao file_read() */</text:span></text:span></text:p>
      <text:p text:style-name="P17"><text:span text:style-name="Source_20_Text"><text:span text:style-name="T9"><text:tab/></text:span></text:span><text:span text:style-name="Source_20_Text"><text:span text:style-name="T21">if ((fd_dest = open(dest_path,O_RDWR|O_CREAT) &lt; 0) {</text:span></text:span></text:p>
      <text:p text:style-name="P17"><text:span text:style-name="Source_20_Text"><text:span text:style-name="T10"><text:tab/><text:tab/></text:span></text:span><text:span text:style-name="Source_20_Text"><text:span text:style-name="T21">return -1;</text:span></text:span></text:p>
      <text:p text:style-name="P17"><text:span text:style-name="Source_20_Text"><text:span text:style-name="T10"><text:tab/></text:span></text:span><text:span text:style-name="Source_20_Text"><text:span text:style-name="T21">}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><text:tab/></text:span></text:span><text:span text:style-name="Source_20_Text"><text:span text:style-name="T21">write(fd_dest,buf,size);</text:span></text:span></text:p>
      <text:p text:style-name="P17"><text:span text:style-name="Source_20_Text"><text:span text:style-name="T10"><text:tab/></text:span></text:span><text:span text:style-name="Source_20_Text"><text:span text:style-name="T21">close(fd_dest);</text:span></text:span></text:p>
      <text:p text:style-name="P17"><text:span text:style-name="Source_20_Text"><text:span text:style-name="T10"><text:tab/></text:span></text:span><text:span text:style-name="Source_20_Text"><text:span text:style-name="T17">file_write( dest_path, buf, size );</text:span></text:span></text:p>
      <text:p text:style-name="P17"><text:span text:style-name="Source_20_Text"><text:span text:style-name="T10"/></text:span></text:p>
      <text:p text:style-name="P17"><text:span text:style-name="Source_20_Text"><text:span text:style-name="T9"><text:tab/></text:span></text:span><text:span text:style-name="Source_20_Text"><text:span text:style-name="T10">free(buf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0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2"/></text:span></text:p>
      <text:p text:style-name="P30"><text:span text:style-name="Source_20_Text"><text:span text:style-name="T14">Basicamente foram separadas as funcionalidades, mantendo uma maior coesão funcional nas funções, Por exemplo, a função file_read() apenas lê o arquivo, não lê tamanho. Quando maior a coesão de uma função, mais modular é um sistema e menos propenso a erros, pois é mais fácil testar e usar uma função que faz apenas uma coisa do que uma que faz várias.</text:span></text:span></text:p>
      <text:p text:style-name="P30"><text:span text:style-name="Source_20_Text"><text:span text:style-name="T14"/></text:span></text:p>
      <text:p text:style-name="P30"><text:span text:style-name="Source_20_Text"><text:span text:style-name="T14">Outro ponto foi manter a alocação e desalocação de memória no mesmo escopo, isso torna o código menos propenso a vazamentos de memória.</text:span></text:span></text:p>
      <text:p text:style-name="P30"><text:span text:style-name="Source_20_Text"><text:span text:style-name="T14"/></text:span></text:p>
      <text:p text:style-name="P30"><text:span text:style-name="Source_20_Text"><text:span text:style-name="T14">Observação: não compilei este código, possivelmente possui alguns pequenos erros, mas a ideia principal era como organizá-lo.</text:span></text:span></text:p>
      <text:p text:style-name="P1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fo:font-size="8pt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ulio Klemm</meta:initial-creator>
    <meta:creation-date>2007-01-23T09:42:01</meta:creation-date>
    <dc:date>2011-05-25T15:11:20</dc:date>
    <dc:language>pt-BR</dc:language>
    <meta:editing-cycles>107</meta:editing-cycles>
    <meta:editing-duration>PT46H54M20S</meta:editing-duration>
    <dc:creator>guilherme </dc:creator>
    <meta:document-statistic meta:table-count="1" meta:image-count="0" meta:object-count="0" meta:page-count="7" meta:paragraph-count="252" meta:word-count="1406" meta:character-count="9556"/>
    <meta:user-defined meta:name="Info 1"/>
    <meta:user-defined meta:name="Info 2"/>
    <meta:user-defined meta:name="Info 3"/>
    <meta:user-defined meta:name="Info 4"/>
  </office:meta>
</office:document-meta>
</file>